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00fcd2" officeooo:paragraph-rsid="0002b0ba" style:font-size-asian="11.3500003814697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text-properties fo:font-size="12pt" fo:font-style="normal" style:text-underline-style="none" fo:font-weight="normal" officeooo:rsid="0000fcd2" officeooo:paragraph-rsid="0002b0b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0fcd2" officeooo:paragraph-rsid="0005077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0fcd2" officeooo:paragraph-rsid="000390d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0fcd2" officeooo:paragraph-rsid="00050776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italic" style:text-underline-style="none" fo:font-weight="bold" officeooo:rsid="0000fcd2" officeooo:paragraph-rsid="0002b0ba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0fcd2" officeooo:paragraph-rsid="00050776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00fcd2" officeooo:paragraph-rsid="00050776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fo:font-style="normal" style:text-underline-style="none" fo:font-weight="normal" officeooo:rsid="0000fcd2" officeooo:paragraph-rsid="0005077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fo:font-style="normal" style:text-underline-style="none" fo:font-weight="normal" officeooo:rsid="0000fcd2" officeooo:paragraph-rsid="0006e437" style:font-size-asian="12pt" style:font-style-asian="normal" style:font-weight-asian="normal" style:font-size-complex="12pt" style:font-style-complex="normal" style:font-weight-complex="normal"/>
    </style:style>
    <style:style style:name="P11" style:family="paragraph">
      <style:paragraph-properties fo:text-align="center"/>
    </style:style>
    <style:style style:name="T1" style:family="text">
      <style:text-properties officeooo:rsid="0002b0ba"/>
    </style:style>
    <style:style style:name="T2" style:family="text">
      <style:text-properties officeooo:rsid="000390d3"/>
    </style:style>
    <style:style style:name="T3" style:family="text">
      <style:text-properties fo:font-weight="bold" officeooo:rsid="0002b0ba" style:font-weight-asian="bold" style:font-weight-complex="bold"/>
    </style:style>
    <style:style style:name="T4" style:family="text">
      <style:text-properties fo:font-weight="normal" officeooo:rsid="000390d3" style:font-weight-asian="normal" style:font-weight-complex="normal"/>
    </style:style>
    <style:style style:name="T5" style:family="text">
      <style:text-properties fo:font-weight="normal" officeooo:rsid="00050776" style:font-weight-asian="normal" style:font-weight-complex="normal"/>
    </style:style>
    <style:style style:name="T6" style:family="text">
      <style:text-properties officeooo:rsid="00050776"/>
    </style:style>
    <style:style style:name="T7" style:family="text">
      <style:text-properties fo:font-style="italic" fo:font-weight="bold" officeooo:rsid="00050776" style:font-style-asian="italic" style:font-weight-asian="bold" style:font-style-complex="italic" style:font-weight-complex="bold"/>
    </style:style>
    <style:style style:name="T8" style:family="text">
      <style:text-properties officeooo:rsid="0006e437"/>
    </style:style>
    <style:style style:name="T9" style:family="text">
      <style:text-properties officeooo:rsid="000779d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. Kosten im Betrieb</text:span></text:p>
      <text:p text:style-name="P1"><text:span text:style-name="T1"/></text:p>
      <text:p text:style-name="P2"><text:span text:style-name="T1">Unter Kosten versteht man den gesamten Wert des Einsatzes von Sachen, Dienstleistungen oder Rechten bei der betrieblichen Leistungserstellung.</text:span></text:p>
      <text:p text:style-name="P2"><text:span text:style-name="T1"/></text:p>
      <text:p text:style-name="P2"><text:span text:style-name="T1"/></text:p>
      <text:p text:style-name="P6"><text:span text:style-name="T1">Einteilung der Kosten</text:span></text:p>
      <text:p text:style-name="P2"><text:span text:style-name="T1"/></text:p>
      <text:p text:style-name="P2"><text:span text:style-name="T1"><text:tab/>1. in Abhängigkeit von der Produktionsmenge</text:span></text:p>
      <text:p text:style-name="P2"><text:span text:style-name="T1"/></text:p>
      <text:p text:style-name="P2"><text:span text:style-name="T3">Fixe Kosten</text:span><text:span text:style-name="T1"> <text:s/>(feststehende konstante Kosten: Miete Zinsen ) [Produktionsunabhängig]</text:span></text:p>
      <text:p text:style-name="P2"><text:span text:style-name="T1"><text:tab/></text:span></text:p>
      <text:p text:style-name="P4"><text:span text:style-name="T2"/></text:p>
      <text:p text:style-name="P4"><text:span text:style-name="T2">Variable Kosten <text:s/></text:span><text:span text:style-name="T4">(unabhängige Kosten: Materialkosten)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2. nach der Zurechenbarkeit</text:span></text:p>
      <text:p text:style-name="P4"><text:span text:style-name="T4"/></text:p>
      <text:p text:style-name="P4"><text:span text:style-name="T2"/></text:p>
      <text:p text:style-name="P4"><text:span text:style-name="T2">Einzelkosten</text:span><text:span text:style-name="T4">, direkt zurechenbaren kosten (Material, Fertigungslöhne)</text:span></text:p>
      <text:p text:style-name="P4"><text:span text:style-name="T4"/></text:p>
      <text:p text:style-name="P4"><text:span text:style-name="T4"/></text:p>
      <text:p text:style-name="P4"><text:span text:style-name="T2">Gemeinkosten</text:span><text:span text:style-name="T4">, anfallende Kosten, die nach einem entsprechendem Schlüssel aufgeteilt werden. (Anschaffungskosten für die Maschinen, Verwaltungskosten, Energiekosten)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<text:tab/><text:tab/><text:tab/><text:tab/><text:tab/><text:tab/>Ziele</text:span></text:p>
      <text:p text:style-name="P4"><draw:line text:anchor-type="paragraph" draw:z-index="0" draw:style-name="gr1" draw:text-style-name="P11" svg:x1="3.1382in" svg:y1="0.0575in" svg:x2="1.6173in" svg:y2="0.7346in"><text:p/></draw:line><draw:line text:anchor-type="paragraph" draw:z-index="2" draw:style-name="gr1" draw:text-style-name="P11" svg:x1="3.1382in" svg:y1="0.0575in" svg:x2="4.711in" svg:y2="0.7449in"><text:p/></draw:line><text:span text:style-name="T4"/></text:p>
      <text:p text:style-name="P4"><text:span text:style-name="T4"/></text:p>
      <text:p text:style-name="P4"><text:span text:style-name="T4"/></text:p>
      <text:p text:style-name="P4"><draw:frame text:anchor-type="paragraph" draw:z-index="1" draw:style-name="gr2" svg:width="1.698in" svg:height="0.3441in" svg:x="0.6799in" svg:y="0.1161in"><draw:text-box><text:p>erwerbswirtschaftlich</text:p></draw:text-box></draw:frame><draw:frame text:anchor-type="paragraph" draw:z-index="3" draw:style-name="gr3" svg:width="1.7398in" svg:height="0.2087in" svg:x="4.0236in" svg:y="0.1264in"><draw:text-box><text:p>gemeinwirtschaftlich</text:p></draw:text-box></draw:frame><text:span text:style-name="T4"/></text:p>
      <text:p text:style-name="P4"><text:span text:style-name="T4"/></text:p>
      <text:p text:style-name="P4"><text:span text:style-name="T4"><text:tab/><text:tab/>- Gewinne<text:tab/><text:tab/><text:tab/> <text:s text:c="2"/><text:tab/><text:tab/> - Marktversorgung</text:span></text:p>
      <text:p text:style-name="P4"><text:span text:style-name="T4"><text:tab/><text:tab/>- Produktions- und Umsatzsteigerung <text:s text:c="4"/>- Kostendeckung</text:span></text:p>
      <text:p text:style-name="P4"><text:span text:style-name="T4"><text:tab/><text:tab/>- Vergrößerung des Marktanteils<text:tab/><text:tab/> - soziale Rücksicht</text:span></text:p>
      <text:p text:style-name="P4"><text:span text:style-name="T4"/></text:p>
      <text:p text:style-name="P4"><text:span text:style-name="T4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>5. Wirtschaftliche Kennziffern</text:span></text:p>
      <text:p text:style-name="P5"><text:span text:style-name="T5"/></text:p>
      <text:p text:style-name="P5"><text:span text:style-name="T6"/></text:p>
      <text:p text:style-name="P7"><text:span text:style-name="T6">5.1 Ökonimische Prinzip</text:span></text:p>
      <text:p text:style-name="P5"><text:span text:style-name="T6"/></text:p>
      <text:p text:style-name="P3"><text:span text:style-name="T7"/></text:p>
      <text:p text:style-name="P3"><text:span text:style-name="T7">Minimalprinzip:</text:span><text:span text:style-name="T6"> </text:span></text:p>
      <text:p text:style-name="P3"><text:span text:style-name="T6"/></text:p>
      <text:p text:style-name="P3"><text:span text:style-name="T6">Ein bestimmtes Ergebnis soll mit dem geringsmöglchen (minimalen) Mitteleinsatz erreicht werden. <text:s/></text:span></text:p>
      <text:p text:style-name="P3"><text:span text:style-name="T6"/></text:p>
      <text:p text:style-name="P3"><text:span text:style-name="T6"/></text:p>
      <text:p text:style-name="P3"><text:span text:style-name="T7">Maximalprinzip:</text:span><text:span text:style-name="T6"> </text:span></text:p>
      <text:p text:style-name="P3"><text:span text:style-name="T6"/></text:p>
      <text:p text:style-name="P3"><text:span text:style-name="T6">Mit einem bestimmten Mitteleinsatz soll ei höchstmögliches (maximales) Ergebnis erzielt werden.</text:span></text:p>
      <text:p text:style-name="P4"><text:span text:style-name="T4"/></text:p>
      <text:p text:style-name="P5"><text:span text:style-name="T5"/></text:p>
      <text:p text:style-name="P7"><text:span text:style-name="T6"/></text:p>
      <text:p text:style-name="P7"><text:span text:style-name="T6">5.2 Produktivität</text:span></text:p>
      <text:p text:style-name="P7"><text:span text:style-name="T6"/></text:p>
      <text:p text:style-name="P3"><text:span text:style-name="T6">Die Produktivität setzt das Produktionsergebnis (Output) eines bestimmten Zeitabschnitts mit den eingesetzen Gütern oder Leistungen (Produktionsfaktoren, Input) in Beziehung.</text:span></text:p>
      <text:p text:style-name="P7"><text:span text:style-name="T6"/></text:p>
      <text:p text:style-name="P7"><text:span text:style-name="T6">5.3 Wirtschaftlichkeit</text:span></text:p>
      <text:p text:style-name="P3"><text:span text:style-name="T6"/></text:p>
      <text:p text:style-name="P3"><text:span text:style-name="T6">Im Gegensatz zum mengenmäßigen Vergleich bei der Produktion werden bei der Wirtschaftlichkeit Wertgrößen nämlich Leistung und Kosten aufeinander bezogen.</text:span></text:p>
      <text:p text:style-name="P3"><text:span text:style-name="T6"/></text:p>
      <text:p text:style-name="P7"><text:span text:style-name="T6">5.4 Rentabilität</text:span></text:p>
      <text:p text:style-name="P3"><text:span text:style-name="T6"/></text:p>
      <text:p text:style-name="P3"><text:span text:style-name="T6">Bei der Rentabilität geht um die Beurteilung, des Jahresgewinns.</text:span></text:p>
      <text:p text:style-name="P3"><text:span text:style-name="T6">Der Gewinn wird nicht als absolute Größe (in EUR) betrachtet, sndern mit dem eingesetzen Kapital oder mit dem erzielten Umsatz in Beziehung gesetzt. Die so gewonenen Kennziffern sind die Kapital- und die Umsatzrentabilität.</text:span></text:p>
      <text:p text:style-name="P9"><text:span text:style-name="T6"/></text:p>
      <text:p text:style-name="P9"><text:span text:style-name="T6"/></text:p>
      <text:p text:style-name="P10"><text:span text:style-name="T8">1 <text:tab/>= 3</text:span></text:p>
      <text:p text:style-name="P10"><text:span text:style-name="T8">2 <text:tab/>= 4</text:span></text:p>
      <text:p text:style-name="P10"><text:span text:style-name="T8">3 <text:tab/>= 6</text:span></text:p>
      <text:p text:style-name="P10"><text:span text:style-name="T8">4 <text:tab/>= 4</text:span></text:p>
      <text:p text:style-name="P10"><text:span text:style-name="T8">5 <text:tab/>= 3</text:span></text:p>
      <text:p text:style-name="P10"><text:span text:style-name="T8">6 <text:tab/>= 2 </text:span></text:p>
      <text:p text:style-name="P10"><text:span text:style-name="T8">7<text:tab/>= </text:span><text:span text:style-name="T9">2,6</text:span></text:p>
      <text:p text:style-name="P10"><text:span text:style-name="T8">8 <text:tab/>= </text:span><text:span text:style-name="T9">6</text:span></text:p>
      <text:p text:style-name="P10"><text:span text:style-name="T8">9 <text:tab/>= </text:span><text:span text:style-name="T9">3</text:span></text:p>
      <text:p text:style-name="P10"><text:span text:style-name="T8">10 <text:tab/>= </text:span><text:span text:style-name="T9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08:59:43</meta:creation-date>
    <meta:editing-duration>PT1H25M7S</meta:editing-duration>
    <meta:editing-cycles>5</meta:editing-cycles>
    <meta:generator>LibreOffice/3.6$Linux_x86 LibreOffice_project/360m1$Build-2</meta:generator>
    <meta:initial-creator>Dennis Diehm</meta:initial-creator>
    <dc:date>2012-11-28T10:37:59</dc:date>
    <dc:creator>Dennis Diehm</dc:creator>
    <meta:document-statistic meta:table-count="0" meta:image-count="0" meta:object-count="0" meta:page-count="2" meta:paragraph-count="37" meta:word-count="235" meta:character-count="1793" meta:non-whitespace-character-count="1550"/>
  </office:meta>
</office:document-meta>
</file>